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3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1.5cm"/>
      <style:paragraph-properties style:writing-mode="lr-tb"/>
    </style:style>
    <style:style style:name="pr8" style:family="presentation" style:parent-style-name="Forestbird2-outline1">
      <style:graphic-properties fo:min-height="12cm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 style:list-style-name="L1">
      <style:graphic-properties draw:auto-grow-height="true" fo:min-height="1.5cm"/>
      <style:paragraph-properties style:writing-mode="lr-tb"/>
    </style:style>
    <style:style style:name="pr11" style:family="presentation" style:parent-style-name="Forestbird3-outline1">
      <style:graphic-properties fo:min-height="12cm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Forestbird3-title">
      <style:graphic-properties fo:min-height="2.5cm"/>
      <style:paragraph-properties style:writing-mode="lr-tb"/>
    </style:style>
    <style:style style:name="pr14" style:family="presentation" style:parent-style-name="Forestbird3-outline1">
      <style:graphic-properties fo:min-height="9.001cm"/>
      <style:paragraph-properties style:writing-mode="lr-tb"/>
    </style:style>
    <style:style style:name="pr15" style:family="presentation" style:parent-style-name="Forestbird3-notes">
      <style:graphic-properties draw:fill-color="#ffffff" fo:min-height="13.36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text-align="center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4.5cm" presentation:class="title" presentation:user-transformed="true">
          <draw:text-box>
            <text:p>Создание сайта «Свежая жизнь»</text:p>
          </draw:text-box>
        </draw:frame>
        <draw:frame presentation:style-name="pr2" draw:text-style-name="P2" draw:layer="layout" svg:width="25cm" svg:height="3cm" svg:x="1.5cm" svg:y="6.5cm" presentation:class="subtitle" presentation:user-transformed="true">
          <draw:text-box>
            <text:p text:style-name="P1">Авторы: Шарипов Егор Русланович,</text:p>
            <text:p text:style-name="P1"><text:span text:style-name="T1">Агибалов Дмитрий Александрови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Введение</text:p>
          </draw:text-box>
        </draw:frame>
        <draw:frame presentation:style-name="pr5" draw:layer="layout" svg:width="25cm" svg:height="9cm" svg:x="1.5cm" svg:y="3.5cm" presentation:class="outline">
          <draw:text-box>
            <text:list text:style-name="L2">
              <text:list-header>
                <text:p>Сайт предназначен для упрощенного поиска, сравнения и покупки различных комнатных растений. Для этого выполнено удобное отображение, регистрация и возможность добавлять товары в избранное.</text:p>
                <text:p>Сайт помогает решить проблему долгого поиска более подходящего для вас растения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1.5cm" svg:x="1.5cm" svg:y="0.5cm" presentation:class="title" presentation:user-transformed="true">
          <draw:text-box>
            <text:p>Описание реализации</text:p>
          </draw:text-box>
        </draw:frame>
        <draw:frame presentation:style-name="pr8" draw:layer="layout" svg:width="25cm" svg:height="9cm" svg:x="1.5cm" svg:y="2cm" presentation:class="outline" presentation:user-transformed="true">
          <draw:text-box>
            <text:list text:style-name="L2">
              <text:list-header>
                <text:p>Используемые библиотеки:</text:p>
              </text:list-header>
              <text:list-item>
                <text:p><text:span text:style-name="T2">Flask, Flask_login, Datetime, Sqlalchemy, </text:span>flask_wtf, wtforms,</text:p>
                <text:p>werkzeug.</text:p>
              </text:list-item>
              <text:list-item>
                <text:p>Используемые языки:</text:p>
                <text:p>python, css, html</text:p>
              </text:list-item>
              <text:list-item>
                <text:p>Основой приложения является библиотека Flask</text:p>
              </text:list-item>
              <text:list-item>
                <text:p text:style-name="P4"><text:span text:style-name="T2">Для создания форм регистрации используются flask_wtf, wtforms. Для работы с базой данных используется Sqlalchemy</text:span></text:p>
                <text:p text:style-name="P4"><text:span text:style-name="T2">и для хэширования/проверки пароля используется werkzeug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text-style-name="P5" draw:layer="layout" svg:width="25cm" svg:height="1.5cm" svg:x="1.551cm" svg:y="0cm" presentation:class="title" presentation:user-transformed="true">
          <draw:text-box>
            <text:p text:style-name="P5">Описание реализации</text:p>
          </draw:text-box>
        </draw:frame>
        <draw:frame presentation:style-name="pr11" draw:layer="layout" svg:width="25cm" svg:height="9cm" svg:x="1.5cm" svg:y="3cm" presentation:class="outline" presentation:user-transformed="true">
          <draw:text-box>
            <text:list text:style-name="L2">
              <text:list-item>
                <text:p>Для отображения всего вышеперечисленного используются шаблоны написаные на языке html, css используется для более красивого отображения html кода.</text:p>
              </text:list-item>
              <text:list-item>
                <text:p>Формы для баз данных или же регистрации записаны в отдельных файлах. Каждая страница сайта прикреплена к функции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Заключение</text:p>
          </draw:text-box>
        </draw:frame>
        <draw:frame presentation:style-name="pr14" draw:layer="layout" svg:width="25cm" svg:height="9cm" svg:x="1.5cm" svg:y="3.5cm" presentation:class="outline">
          <draw:text-box>
            <text:list text:style-name="L2">
              <text:list-header>
                <text:p>К сожаления, я не смог реализовать все задуманные идеи, но основная часть сформирована</text:p>
                <text:p>Можно много чего еще добавить, к примеру, поиск определенных цветов или же фильтрацию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6T13:37:55.502000000</meta:creation-date>
    <meta:editing-duration>PT32M14S</meta:editing-duration>
    <meta:editing-cycles>2</meta:editing-cycles>
    <meta:generator>LibreOffice/7.5.1.2$Windows_X86_64 LibreOffice_project/fcbaee479e84c6cd81291587d2ee68cba099e129</meta:generator>
    <dc:title>Forestbird</dc:title>
    <dc:date>2024-04-26T14:10:09.742000000</dc:date>
    <meta:document-statistic meta:object-count="283"/>
  </office:meta>
</office:document-meta>
</file>